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bab" officeooo:paragraph-rsid="001c9bab"/>
    </style:style>
    <style:style style:name="P2" style:family="paragraph" style:parent-style-name="Standard">
      <style:text-properties officeooo:rsid="001d7fcb" officeooo:paragraph-rsid="001d7fcb"/>
    </style:style>
    <style:style style:name="P3" style:family="paragraph" style:parent-style-name="Standard">
      <style:text-properties officeooo:rsid="001e969e" officeooo:paragraph-rsid="001e969e"/>
    </style:style>
    <style:style style:name="P4" style:family="paragraph" style:parent-style-name="Standard">
      <style:text-properties officeooo:rsid="001fb470" officeooo:paragraph-rsid="001fb470"/>
    </style:style>
    <style:style style:name="P5" style:family="paragraph" style:parent-style-name="Standard">
      <style:text-properties officeooo:rsid="002113e0" officeooo:paragraph-rsid="002113e0"/>
    </style:style>
    <style:style style:name="P6" style:family="paragraph" style:parent-style-name="Standard">
      <style:text-properties officeooo:rsid="002113e0" officeooo:paragraph-rsid="002113e0"/>
    </style:style>
    <style:style style:name="P7" style:family="paragraph" style:parent-style-name="Standard">
      <style:text-properties officeooo:rsid="002421dd" officeooo:paragraph-rsid="002421dd"/>
    </style:style>
    <style:style style:name="P8" style:family="paragraph" style:parent-style-name="Standard">
      <style:text-properties officeooo:rsid="002460fb" officeooo:paragraph-rsid="00246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 <text:s text:c="2"/>work back from there <text:s/>list of measures</text:p>
      <text:p text:style-name="P1"/>
      <text:p text:style-name="P1">measure type of information <text:s/>if api apple examples</text:p>
      <text:p text:style-name="P1"/>
      <text:p text:style-name="P1">scope <text:s/>work back what can be cpature useful servie for people</text:p>
      <text:p text:style-name="P1"/>
      <text:p text:style-name="P1"/>
      <text:p text:style-name="P1"/>
      <text:p text:style-name="P1">two <text:s/>kurwell and startup cell</text:p>
      <text:p text:style-name="P1"/>
      <text:p text:style-name="P1"/>
      <text:p text:style-name="P2">blockchain – hack if you go backbone</text:p>
      <text:p text:style-name="P2"/>
      <text:p text:style-name="P2">fabrication – how prevent fraud is made up sensor data - <text:s/>make more expensive to do this, put on the blockchain, pointer, lives on the peer. <text:s/>Hacker would hack the peers, each sensor has to hack indivudal sensors, hence highly unlikley, expense ie lot of work</text:p>
      <text:p text:style-name="P2"/>
      <text:p text:style-name="P3">algrohpuic or central sensor authority <text:s/>– <text:s/>change the hack for every byte</text:p>
      <text:p text:style-name="P3"/>
      <text:p text:style-name="P3">weave into bio and context contracting</text:p>
      <text:p text:style-name="P3"/>
      <text:p text:style-name="P4">18 september</text:p>
      <text:p text:style-name="P4"/>
      <text:p text:style-name="P4">contract <text:s/>mapping to sensors</text:p>
      <text:p text:style-name="P4"/>
      <text:p text:style-name="P4">fraud – sensors would underpin, <text:s/>give a sense how real world difficult it is.</text:p>
      <text:p text:style-name="P4"/>
      <text:p text:style-name="P5">Lower own resting heart rate, <text:s/>compliance piece and outcome piece</text:p>
      <text:p text:style-name="P5"/>
      <text:p text:style-name="P5">pricing subjective – profound - </text:p>
      <text:p text:style-name="P5"/>
      <text:p text:style-name="P5"/>
      <text:p text:style-name="P7">connect <text:s text:c="2"/>science and <text:s/>users</text:p>
      <text:p text:style-name="P7"/>
      <text:p text:style-name="P8">hard facts <text:s/>motivation adoption</text:p>
      <text:p text:style-name="P8"/>
      <text:p text:style-name="P8">even great bitcoin <text:s text:c="2"/>challenge</text:p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7:09:29.152990044</meta:creation-date>
    <dc:date>2014-09-25T18:39:53.459058534</dc:date>
    <meta:editing-duration>PT1H15M2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16" meta:word-count="145" meta:character-count="896" meta:non-whitespace-character-count="742"/>
  </office:meta>
</office:document-meta>
</file>